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1cm" fo:margin-bottom="0.599cm" fo:text-align="start" fo:text-indent="0cm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333333" loext:opacity="100%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3" style:family="text">
      <style:text-properties fo:color="#333333" loext:opacity="100%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vali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strutura de seleção (i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strutura de seleção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forme esperado o PL/pgSQL tem suporte a estruturas de seleção</text:p>
              </text:list-item>
              <text:list-item>
                <text:p>Elas são de três tipos</text:p>
                <text:list>
                  <text:list-item>
                    <text:p>If normal</text:p>
                  </text:list-item>
                  <text:list-item>
                    <text:p>If com else</text:p>
                  </text:list-item>
                  <text:list-item>
                    <text:p>If encadeado (If dentro de If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 THEN</text:p>
                <text:list>
                  <text:list-header>
                    <text:p>COMANDO;</text:p>
                  </text:list-header>
                </text:list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1</text:p>
          </draw:text-box>
        </draw:frame>
        <draw:frame presentation:style-name="pr5" draw:text-style-name="P4" draw:layer="layout" svg:width="24cm" svg:height="12.18cm" svg:x="2cm" svg:y="4.343cm" presentation:class="outline" presentation:user-transformed="true">
          <draw:text-box>
            <text:p text:style-name="P3"><text:span text:style-name="T1">do $$</text:span></text:p>
            <text:p text:style-name="P3"><text:span text:style-name="T1">declare</text:span></text:p>
            <text:p text:style-name="P3"><text:span text:style-name="T1"><text:s text:c="4"/></text:span><text:span text:style-name="T1">numero integer;</text:span></text:p>
            <text:p text:style-name="P3"><text:span text:style-name="T1">begin <text:s/></text:span></text:p>
            <text:p text:style-name="P3"><text:span text:style-name="T1"><text:s text:c="2"/></text:span><text:span text:style-name="T1">numero = 10; </text:span></text:p>
            <text:p text:style-name="P3"><text:span text:style-name="T1"><text:s text:c="2"/></text:span><text:span text:style-name="T1">if numero &gt; 5 then</text:span></text:p>
            <text:p text:style-name="P3"><text:span text:style-name="T1"><text:s text:c="5"/></text:span><text:span text:style-name="T1">raise notice 'Número maior do que cinco';</text:span></text:p>
            <text:p text:style-name="P3"><text:span text:style-name="T1"><text:s text:c="2"/></text:span><text:span text:style-name="T1">end if;</text:span></text:p>
            <text:p text:style-name="P3"><text:span text:style-name="T1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-else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 THEN</text:p>
                <text:list>
                  <text:list-header>
                    <text:p>COMANDO1;</text:p>
                  </text:list-header>
                </text:list>
                <text:p>ELSE<text:line-break/><text:tab/>COMANDO2;</text:p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2</text:p>
          </draw:text-box>
        </draw:frame>
        <draw:frame presentation:style-name="pr5" draw:text-style-name="P4" draw:layer="layout" svg:width="24cm" svg:height="12.18cm" svg:x="2.2cm" svg:y="4.82cm" presentation:class="outline" presentation:user-transformed="true">
          <draw:text-box>
            <text:p text:style-name="P3"><text:span text:style-name="T2">do $$</text:span></text:p>
            <text:p text:style-name="P3"><text:span text:style-name="T2">declare</text:span></text:p>
            <text:p text:style-name="P3"><text:span text:style-name="T2"><text:s text:c="4"/></text:span><text:span text:style-name="T2">numero integer;</text:span></text:p>
            <text:p text:style-name="P3"><text:span text:style-name="T2">begin <text:s/></text:span></text:p>
            <text:p text:style-name="P3"><text:span text:style-name="T2"><text:s text:c="2"/></text:span><text:span text:style-name="T2">numero = 10; </text:span></text:p>
            <text:p text:style-name="P3"><text:span text:style-name="T2"><text:s text:c="2"/></text:span><text:span text:style-name="T2">if numero &gt; 5 then</text:span></text:p>
            <text:p text:style-name="P3"><text:span text:style-name="T2"><text:s text:c="5"/></text:span><text:span text:style-name="T2">raise notice 'Número maior do que cinco';</text:span></text:p>
            <text:p text:style-name="P3"><text:span text:style-name="T2"><text:s text:c="2"/></text:span><text:span text:style-name="T2">else</text:span></text:p>
            <text:p text:style-name="P3"><text:span text:style-name="T2"><text:s text:c="5"/></text:span><text:span text:style-name="T2">raise notice 'Número menor do que cinco';</text:span></text:p>
            <text:p text:style-name="P3"><text:span text:style-name="T2"><text:s text:c="2"/></text:span><text:span text:style-name="T2">end if;</text:span></text:p>
            <text:p text:style-name="P3"><text:span text:style-name="T2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If-else-if (estrutura básic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header>
                <text:p>IF CONDICAO1 THEN</text:p>
                <text:list>
                  <text:list-header>
                    <text:p>COMANDO1;</text:p>
                  </text:list-header>
                </text:list>
                <text:p>ELSIF CONDICAO2 THEN<text:line-break/><text:tab/>COMANDO2;</text:p>
                <text:p>ELSE</text:p>
                <text:p><text:s text:c="4"/>COMANDO3;</text:p>
                <text:p>END IF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 3</text:p>
          </draw:text-box>
        </draw:frame>
        <draw:frame presentation:style-name="pr5" draw:text-style-name="P4" draw:layer="layout" svg:width="24cm" svg:height="12.18cm" svg:x="2cm" svg:y="4.343cm" presentation:class="outline" presentation:user-transformed="true">
          <draw:text-box>
            <text:p text:style-name="P3"><text:span text:style-name="T3">do $$</text:span></text:p>
            <text:p text:style-name="P3"><text:span text:style-name="T3">declare</text:span></text:p>
            <text:p text:style-name="P3"><text:span text:style-name="T3"><text:s text:c="4"/></text:span><text:span text:style-name="T3">numero integer;</text:span></text:p>
            <text:p text:style-name="P3"><text:span text:style-name="T3">begin <text:s/></text:span></text:p>
            <text:p text:style-name="P3"><text:span text:style-name="T3"><text:s text:c="2"/></text:span><text:span text:style-name="T3">numero = 10; </text:span></text:p>
            <text:p text:style-name="P3"><text:span text:style-name="T3"><text:s text:c="2"/></text:span><text:span text:style-name="T3">if numero &gt; 8 then</text:span></text:p>
            <text:p text:style-name="P3"><text:span text:style-name="T3"><text:s text:c="5"/></text:span><text:span text:style-name="T3">raise notice 'Número maior do que oito';</text:span></text:p>
            <text:p text:style-name="P3"><text:span text:style-name="T3"><text:s text:c="2"/></text:span><text:span text:style-name="T3">elsif numero &gt; 6 then</text:span></text:p>
            <text:p text:style-name="P3"><text:span text:style-name="T3"><text:s text:c="5"/></text:span><text:span text:style-name="T3">raise notice 'Número maior do que seis';</text:span></text:p>
            <text:p text:style-name="P3"><text:span text:style-name="T3"><text:s text:c="2"/></text:span><text:span text:style-name="T3">else</text:span></text:p>
            <text:p text:style-name="P3"><text:span text:style-name="T3"><text:s text:c="5"/></text:span><text:span text:style-name="T3">raise notice 'Número menor ou igual a seis';</text:span></text:p>
            <text:p text:style-name="P3"><text:span text:style-name="T3"><text:s text:c="2"/></text:span><text:span text:style-name="T3">end if;</text:span></text:p>
            <text:p text:style-name="P3"><text:span text:style-name="T3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f https://www.postgresqltutorial.com/postgresql-plpgsql/plpgsql-if-else-statements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5H16M6S</meta:editing-duration>
    <meta:editing-cycles>116</meta:editing-cycles>
    <meta:generator>LibreOffice/7.3.7.2$Linux_X86_64 LibreOffice_project/30$Build-2</meta:generator>
    <dc:title>Impress</dc:title>
    <dc:date>2024-08-14T20:55:50.550894962</dc:date>
    <meta:document-statistic meta:object-count="78"/>
  </office:meta>
</office:document-meta>
</file>